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10.07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0.69mm"/>
    </style:style>
    <style:style style:name="co15" style:family="table-column">
      <style:table-column-properties fo:break-before="auto" style:column-width="25.86mm"/>
    </style:style>
    <style:style style:name="co16" style:family="table-column">
      <style:table-column-properties fo:break-before="auto" style:column-width="18.79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15.33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42.74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121"/>
    <style:style style:name="ce5" style:family="table-cell" style:parent-style-name="Default" style:data-style-name="N10001"/>
    <style:style style:name="ce6" style:family="table-cell" style:parent-style-name="Default" style:data-style-name="N1"/>
    <style:style style:name="ce10" style:family="table-cell" style:parent-style-name="Default" style:data-style-name="N10122"/>
    <style:style style:name="ce7" style:family="table-cell" style:parent-style-name="Default" style:data-style-name="N11"/>
    <style:style style:name="ce8" style:family="table-cell" style:parent-style-name="Default" style:data-style-name="N10011"/>
    <style:style style:name="ce2" style:family="table-cell" style:parent-style-name="Default" style:data-style-name="N10002"/>
    <style:style style:name="ce14" style:family="table-cell" style:parent-style-name="Default" style:data-style-name="N10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strig D20" table:style-name="ta1">
        <table:shapes>
          <draw:frame draw:z-index="0" draw:style-name="gr1" draw:text-style-name="P1" svg:width="159.91mm" svg:height="90.04mm" svg:x="203.86mm" svg:y="98.28mm">
            <draw:object draw:notify-on-update-of-ranges="'Rastrig D20'.B2:'Rastrig D20'.B2 'Rastrig D20'.G2:'Rastrig D20'.G7 'Rastrig D20'.B8:'Rastrig D20'.B8 'Rastrig D20'.G8:'Rastrig D20'.G13 'Rastrig D20'.B14:'Rastrig D20'.B14 'Rastrig D20'.G14:'Rastrig D20'.G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mm" svg:height="90.04mm" svg:x="24.73mm" svg:y="98.81mm">
            <draw:object draw:notify-on-update-of-ranges="'Rastrig D20'.B2:'Rastrig D20'.B2 'Rastrig D20'.E2:'Rastrig D20'.E7 'Rastrig D20'.B8:'Rastrig D20'.B8 'Rastrig D20'.E8:'Rastrig D20'.E13 'Rastrig D20'.B14:'Rastrig D20'.B14 'Rastrig D20'.E14:'Rastrig D20'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5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 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est update</text:p>
          </table:table-cell>
          <table:table-cell office:value-type="string" calcext:value-type="string">
            <text:p>Particle update</text:p>
          </table:table-cell>
          <table:table-cell office:value-type="string" calcext:value-type="string">
            <text:p>Function eval</text:p>
          </table:table-cell>
          <table:table-cell office:value-type="string" calcext:value-type="string">
            <text:p>Memcopy</text:p>
          </table:table-cell>
          <table:table-cell/>
          <table:table-cell office:value-type="string" calcext:value-type="string">
            <text:p>Init %</text:p>
          </table:table-cell>
          <table:table-cell office:value-type="string" calcext:value-type="string">
            <text:p>Best UD %</text:p>
          </table:table-cell>
          <table:table-cell office:value-type="string" calcext:value-type="string">
            <text:p>Particle UD %</text:p>
          </table:table-cell>
          <table:table-cell office:value-type="string" calcext:value-type="string">
            <text:p>Func eval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.95541" calcext:value-type="float">
            <text:p>5.9554100</text:p>
          </table:table-cell>
          <table:table-cell office:value-type="float" office:value="3714" calcext:value-type="float">
            <text:p>3714</text:p>
          </table:table-cell>
          <table:table-cell office:value-type="float" office:value="0.00371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]/[.F2]" office:value-type="percentage" office:value="0.0188476036618201" calcext:value-type="percentage">
            <text:p>1,88 %</text:p>
          </table:table-cell>
          <table:table-cell table:formula="of:=[.I2]/[.F2]" office:value-type="percentage" office:value="0" calcext:value-type="percentage">
            <text:p>0,00 %</text:p>
          </table:table-cell>
          <table:table-cell table:formula="of:=[.J2]/[.F2]" office:value-type="percentage" office:value="0.00511577813677975" calcext:value-type="percentage">
            <text:p>0,51 %</text:p>
          </table:table-cell>
          <table:table-cell table:formula="of:=[.K2]/[.F2]" office:value-type="percentage" office:value="0" calcext:value-type="percentage">
            <text:p>0,00 %</text:p>
          </table:table-cell>
          <table:table-cell table:style-name="ce7" table:formula="of:=[.L2]/[.F2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5.964992" calcext:value-type="float">
            <text:p>5.9649920</text:p>
          </table:table-cell>
          <table:table-cell office:value-type="float" office:value="35635" calcext:value-type="float">
            <text:p>35635</text:p>
          </table:table-cell>
          <table:table-cell office:value-type="float" office:value="0.035635" calcext:value-type="float">
            <text:p>0.03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3]/[.F3]" office:value-type="percentage" office:value="0.00173986249473832" calcext:value-type="percentage">
            <text:p>0,17 %</text:p>
          </table:table-cell>
          <table:table-cell table:formula="of:=[.I3]/[.F3]" office:value-type="percentage" office:value="0" calcext:value-type="percentage">
            <text:p>0,00 %</text:p>
          </table:table-cell>
          <table:table-cell table:formula="of:=[.J3]/[.F3]" office:value-type="percentage" office:value="0.00726813526027782" calcext:value-type="percentage">
            <text:p>0,73 %</text:p>
          </table:table-cell>
          <table:table-cell table:formula="of:=[.K3]/[.F3]" office:value-type="percentage" office:value="0.000505121369440157" calcext:value-type="percentage">
            <text:p>0,05 %</text:p>
          </table:table-cell>
          <table:table-cell table:style-name="ce7" table:formula="of:=[.L3]/[.F3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.098978" calcext:value-type="float">
            <text:p>4.0989780</text:p>
          </table:table-cell>
          <table:table-cell office:value-type="float" office:value="39898" calcext:value-type="float">
            <text:p>39898</text:p>
          </table:table-cell>
          <table:table-cell office:value-type="float" office:value="0.039898" calcext:value-type="float">
            <text:p>0.04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4]/[.F4]" office:value-type="percentage" office:value="0.0130081708356309" calcext:value-type="percentage">
            <text:p>1,30 %</text:p>
          </table:table-cell>
          <table:table-cell table:formula="of:=[.I4]/[.F4]" office:value-type="percentage" office:value="0" calcext:value-type="percentage">
            <text:p>0,00 %</text:p>
          </table:table-cell>
          <table:table-cell table:formula="of:=[.J4]/[.F4]" office:value-type="percentage" office:value="0.00533861346433405" calcext:value-type="percentage">
            <text:p>0,53 %</text:p>
          </table:table-cell>
          <table:table-cell table:formula="of:=[.K4]/[.F4]" office:value-type="percentage" office:value="0.000401022607649506" calcext:value-type="percentage">
            <text:p>0,04 %</text:p>
          </table:table-cell>
          <table:table-cell table:style-name="ce7" table:formula="of:=[.L4]/[.F4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4.559528" calcext:value-type="float">
            <text:p>4.5595280</text:p>
          </table:table-cell>
          <table:table-cell table:style-name="ce6" office:value-type="float" office:value="375119" calcext:value-type="float">
            <text:p>375119</text:p>
          </table:table-cell>
          <table:table-cell office:value-type="float" office:value="0.375119" calcext:value-type="float">
            <text:p>0.375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6216" calcext:value-type="float">
            <text:p>6216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5]/[.F5]" office:value-type="percentage" office:value="0.00139689005355634" calcext:value-type="percentage">
            <text:p>0,14 %</text:p>
          </table:table-cell>
          <table:table-cell table:formula="of:=[.I5]/[.F5]" office:value-type="percentage" office:value="0.0000133291035644689" calcext:value-type="percentage">
            <text:p>0,00 %</text:p>
          </table:table-cell>
          <table:table-cell table:formula="of:=[.J5]/[.F5]" office:value-type="percentage" office:value="0.0165707415513477" calcext:value-type="percentage">
            <text:p>1,66 %</text:p>
          </table:table-cell>
          <table:table-cell table:formula="of:=[.K5]/[.F5]" office:value-type="percentage" office:value="0.00187673778187722" calcext:value-type="percentage">
            <text:p>0,19 %</text:p>
          </table:table-cell>
          <table:table-cell table:style-name="ce7" table:formula="of:=[.L5]/[.F5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3.446535" calcext:value-type="float">
            <text:p>3.4465350</text:p>
          </table:table-cell>
          <table:table-cell office:value-type="float" office:value="406717" calcext:value-type="float">
            <text:p>406717</text:p>
          </table:table-cell>
          <table:table-cell office:value-type="float" office:value="0.406717" calcext:value-type="float">
            <text:p>0.407</text:p>
          </table:table-cell>
          <table:table-cell office:value-type="float" office:value="4863" calcext:value-type="float">
            <text:p>4863</text:p>
          </table:table-cell>
          <table:table-cell office:value-type="float" office:value="1198" calcext:value-type="float">
            <text:p>1198</text:p>
          </table:table-cell>
          <table:table-cell office:value-type="float" office:value="35557" calcext:value-type="float">
            <text:p>3555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6]/[.F6]" office:value-type="percentage" office:value="0.0119567168325888" calcext:value-type="percentage">
            <text:p>1,20 %</text:p>
          </table:table-cell>
          <table:table-cell table:formula="of:=[.I6]/[.F6]" office:value-type="percentage" office:value="0.00294553706877264" calcext:value-type="percentage">
            <text:p>0,29 %</text:p>
          </table:table-cell>
          <table:table-cell table:formula="of:=[.J6]/[.F6]" office:value-type="percentage" office:value="0.0874244253375197" calcext:value-type="percentage">
            <text:p>8,74 %</text:p>
          </table:table-cell>
          <table:table-cell table:formula="of:=[.K6]/[.F6]" office:value-type="percentage" office:value="0.000309797721757389" calcext:value-type="percentage">
            <text:p>0,03 %</text:p>
          </table:table-cell>
          <table:table-cell table:style-name="ce7" table:formula="of:=[.L6]/[.F6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3.722846" calcext:value-type="float">
            <text:p>3.7228460</text:p>
          </table:table-cell>
          <table:table-cell office:value-type="float" office:value="3687319" calcext:value-type="float">
            <text:p>3687319</text:p>
          </table:table-cell>
          <table:table-cell office:value-type="float" office:value="3.687319" calcext:value-type="float">
            <text:p>3.687</text:p>
          </table:table-cell>
          <table:table-cell office:value-type="float" office:value="4621" calcext:value-type="float">
            <text:p>4621</text:p>
          </table:table-cell>
          <table:table-cell office:value-type="float" office:value="6140" calcext:value-type="float">
            <text:p>6140</text:p>
          </table:table-cell>
          <table:table-cell office:value-type="float" office:value="96808" calcext:value-type="float">
            <text:p>96808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7]/[.F7]" office:value-type="percentage" office:value="0.00125321405606621" calcext:value-type="percentage">
            <text:p>0,13 %</text:p>
          </table:table-cell>
          <table:table-cell table:formula="of:=[.I7]/[.F7]" office:value-type="percentage" office:value="0.00166516648003604" calcext:value-type="percentage">
            <text:p>0,17 %</text:p>
          </table:table-cell>
          <table:table-cell table:formula="of:=[.J7]/[.F7]" office:value-type="percentage" office:value="0.0262543056350698" calcext:value-type="percentage">
            <text:p>2,63 %</text:p>
          </table:table-cell>
          <table:table-cell table:formula="of:=[.K7]/[.F7]" office:value-type="percentage" office:value="0.000303201323237832" calcext:value-type="percentage">
            <text:p>0,03 %</text:p>
          </table:table-cell>
          <table:table-cell table:style-name="ce7" table:formula="of:=[.L7]/[.F7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.832047" calcext:value-type="float">
            <text:p>3.8320470</text:p>
          </table:table-cell>
          <table:table-cell office:value-type="float" office:value="604739" calcext:value-type="float">
            <text:p>604739</text:p>
          </table:table-cell>
          <table:table-cell office:value-type="float" office:value="0.604739" calcext:value-type="float">
            <text:p>0.605</text:p>
          </table:table-cell>
          <table:table-cell office:value-type="float" office:value="558478" calcext:value-type="float">
            <text:p>558478</text:p>
          </table:table-cell>
          <table:table-cell office:value-type="float" office:value="0" calcext:value-type="float">
            <text:p>0</text:p>
          </table:table-cell>
          <table:table-cell office:value-type="float" office:value="5246" calcext:value-type="float">
            <text:p>5246</text:p>
          </table:table-cell>
          <table:table-cell office:value-type="float" office:value="1001" calcext:value-type="float">
            <text:p>1001</text:p>
          </table:table-cell>
          <table:table-cell office:value-type="float" office:value="36027" calcext:value-type="float">
            <text:p>36027</text:p>
          </table:table-cell>
          <table:table-cell/>
          <table:table-cell table:formula="of:=[.H8]/[.F8]" office:value-type="percentage" office:value="0.923502535804703" calcext:value-type="percentage">
            <text:p>92,35 %</text:p>
          </table:table-cell>
          <table:table-cell table:formula="of:=[.I8]/[.F8]" office:value-type="percentage" office:value="0" calcext:value-type="percentage">
            <text:p>0,00 %</text:p>
          </table:table-cell>
          <table:table-cell table:formula="of:=[.J8]/[.F8]" office:value-type="percentage" office:value="0.00867481673912217" calcext:value-type="percentage">
            <text:p>0,87 %</text:p>
          </table:table-cell>
          <table:table-cell table:formula="of:=[.K8]/[.F8]" office:value-type="percentage" office:value="0.00165525954171965" calcext:value-type="percentage">
            <text:p>0,17 %</text:p>
          </table:table-cell>
          <table:table-cell table:style-name="ce7" table:formula="of:=[.L8]/[.F8]" office:value-type="percentage" office:value="0.0595744610484854" calcext:value-type="percentage">
            <text:p>5,96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580406" calcext:value-type="float">
            <text:p>0.5804060</text:p>
          </table:table-cell>
          <table:table-cell office:value-type="float" office:value="432874" calcext:value-type="float">
            <text:p>432874</text:p>
          </table:table-cell>
          <table:table-cell office:value-type="float" office:value="0.432874" calcext:value-type="float">
            <text:p>0.43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49690" calcext:value-type="float">
            <text:p>49690</text:p>
          </table:table-cell>
          <table:table-cell office:value-type="float" office:value="9909" calcext:value-type="float">
            <text:p>9909</text:p>
          </table:table-cell>
          <table:table-cell office:value-type="float" office:value="332037" calcext:value-type="float">
            <text:p>332037</text:p>
          </table:table-cell>
          <table:table-cell/>
          <table:table-cell table:formula="of:=[.H9]/[.F9]" office:value-type="percentage" office:value="0.00140456576278548" calcext:value-type="percentage">
            <text:p>0,14 %</text:p>
          </table:table-cell>
          <table:table-cell table:formula="of:=[.I9]/[.F9]" office:value-type="percentage" office:value="0" calcext:value-type="percentage">
            <text:p>0,00 %</text:p>
          </table:table-cell>
          <table:table-cell table:formula="of:=[.J9]/[.F9]" office:value-type="percentage" office:value="0.114790909132912" calcext:value-type="percentage">
            <text:p>11,48 %</text:p>
          </table:table-cell>
          <table:table-cell table:formula="of:=[.K9]/[.F9]" office:value-type="percentage" office:value="0.0228911877359232" calcext:value-type="percentage">
            <text:p>2,29 %</text:p>
          </table:table-cell>
          <table:table-cell table:style-name="ce7" table:formula="of:=[.L9]/[.F9]" office:value-type="percentage" office:value="0.767052306213817" calcext:value-type="percentage">
            <text:p>76,71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.09281" calcext:value-type="float">
            <text:p>4.0928100</text:p>
          </table:table-cell>
          <table:table-cell office:value-type="float" office:value="62507" calcext:value-type="float">
            <text:p>62507</text:p>
          </table:table-cell>
          <table:table-cell office:value-type="float" office:value="0.062507" calcext:value-type="float">
            <text:p>0.063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6049" calcext:value-type="float">
            <text:p>6049</text:p>
          </table:table-cell>
          <table:table-cell office:value-type="float" office:value="10273" calcext:value-type="float">
            <text:p>10273</text:p>
          </table:table-cell>
          <table:table-cell office:value-type="float" office:value="40934" calcext:value-type="float">
            <text:p>40934</text:p>
          </table:table-cell>
          <table:table-cell/>
          <table:table-cell table:formula="of:=[.H10]/[.F10]" office:value-type="percentage" office:value="0.0168461132353176" calcext:value-type="percentage">
            <text:p>1,68 %</text:p>
          </table:table-cell>
          <table:table-cell table:formula="of:=[.I10]/[.F10]" office:value-type="percentage" office:value="0" calcext:value-type="percentage">
            <text:p>0,00 %</text:p>
          </table:table-cell>
          <table:table-cell table:formula="of:=[.J10]/[.F10]" office:value-type="percentage" office:value="0.0967731614059225" calcext:value-type="percentage">
            <text:p>9,68 %</text:p>
          </table:table-cell>
          <table:table-cell table:formula="of:=[.K10]/[.F10]" office:value-type="percentage" office:value="0.164349592845601" calcext:value-type="percentage">
            <text:p>16,43 %</text:p>
          </table:table-cell>
          <table:table-cell table:style-name="ce7" table:formula="of:=[.L10]/[.F10]" office:value-type="percentage" office:value="0.654870654486697" calcext:value-type="percentage">
            <text:p>65,49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3.095014" calcext:value-type="float">
            <text:p>3.0950140</text:p>
          </table:table-cell>
          <table:table-cell office:value-type="float" office:value="599629" calcext:value-type="float">
            <text:p>599629</text:p>
          </table:table-cell>
          <table:table-cell office:value-type="float" office:value="0.599629" calcext:value-type="float">
            <text:p>0.60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59508" calcext:value-type="float">
            <text:p>59508</text:p>
          </table:table-cell>
          <table:table-cell office:value-type="float" office:value="101810" calcext:value-type="float">
            <text:p>101810</text:p>
          </table:table-cell>
          <table:table-cell office:value-type="float" office:value="395518" calcext:value-type="float">
            <text:p>395518</text:p>
          </table:table-cell>
          <table:table-cell/>
          <table:table-cell table:formula="of:=[.H11]/[.F11]" office:value-type="percentage" office:value="0.00149592498027947" calcext:value-type="percentage">
            <text:p>0,15 %</text:p>
          </table:table-cell>
          <table:table-cell table:formula="of:=[.I11]/[.F11]" office:value-type="percentage" office:value="0.00000500309357953001" calcext:value-type="percentage">
            <text:p>0,00 %</text:p>
          </table:table-cell>
          <table:table-cell table:formula="of:=[.J11]/[.F11]" office:value-type="percentage" office:value="0.0992413642435573" calcext:value-type="percentage">
            <text:p>9,92 %</text:p>
          </table:table-cell>
          <table:table-cell table:formula="of:=[.K11]/[.F11]" office:value-type="percentage" office:value="0.16978831911065" calcext:value-type="percentage">
            <text:p>16,98 %</text:p>
          </table:table-cell>
          <table:table-cell table:style-name="ce7" table:formula="of:=[.L11]/[.F11]" office:value-type="percentage" office:value="0.659604522129517" calcext:value-type="percentage">
            <text:p>65,96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235347" calcext:value-type="float">
            <text:p>0.2353470</text:p>
          </table:table-cell>
          <table:table-cell office:value-type="float" office:value="359631" calcext:value-type="float">
            <text:p>359631</text:p>
          </table:table-cell>
          <table:table-cell office:value-type="float" office:value="0.359631" calcext:value-type="float">
            <text:p>0.360</text:p>
          </table:table-cell>
          <table:table-cell office:value-type="float" office:value="5508" calcext:value-type="float">
            <text:p>5508</text:p>
          </table:table-cell>
          <table:table-cell office:value-type="float" office:value="563" calcext:value-type="float">
            <text:p>563</text:p>
          </table:table-cell>
          <table:table-cell office:value-type="float" office:value="16057" calcext:value-type="float">
            <text:p>16057</text:p>
          </table:table-cell>
          <table:table-cell office:value-type="float" office:value="102830" calcext:value-type="float">
            <text:p>102830</text:p>
          </table:table-cell>
          <table:table-cell office:value-type="float" office:value="196941" calcext:value-type="float">
            <text:p>196941</text:p>
          </table:table-cell>
          <table:table-cell/>
          <table:table-cell table:formula="of:=[.H12]/[.F12]" office:value-type="percentage" office:value="0.0153156985910558" calcext:value-type="percentage">
            <text:p>1,53 %</text:p>
          </table:table-cell>
          <table:table-cell table:formula="of:=[.I12]/[.F12]" office:value-type="percentage" office:value="0.00156549351974663" calcext:value-type="percentage">
            <text:p>0,16 %</text:p>
          </table:table-cell>
          <table:table-cell table:formula="of:=[.J12]/[.F12]" office:value-type="percentage" office:value="0.044648542533875" calcext:value-type="percentage">
            <text:p>4,46 %</text:p>
          </table:table-cell>
          <table:table-cell table:formula="of:=[.K12]/[.F12]" office:value-type="percentage" office:value="0.285931969157275" calcext:value-type="percentage">
            <text:p>28,59 %</text:p>
          </table:table-cell>
          <table:table-cell table:style-name="ce7" table:formula="of:=[.L12]/[.F12]" office:value-type="percentage" office:value="0.547619643467888" calcext:value-type="percentage">
            <text:p>54,76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72356" calcext:value-type="float">
            <text:p>0.0723560</text:p>
          </table:table-cell>
          <table:table-cell office:value-type="float" office:value="3566537" calcext:value-type="float">
            <text:p>3566537</text:p>
          </table:table-cell>
          <table:table-cell office:value-type="float" office:value="3.566537" calcext:value-type="float">
            <text:p>3.567</text:p>
          </table:table-cell>
          <table:table-cell office:value-type="float" office:value="5423" calcext:value-type="float">
            <text:p>5423</text:p>
          </table:table-cell>
          <table:table-cell office:value-type="float" office:value="5399" calcext:value-type="float">
            <text:p>5399</text:p>
          </table:table-cell>
          <table:table-cell office:value-type="float" office:value="162879" calcext:value-type="float">
            <text:p>162879</text:p>
          </table:table-cell>
          <table:table-cell office:value-type="float" office:value="1026688" calcext:value-type="float">
            <text:p>1026688</text:p>
          </table:table-cell>
          <table:table-cell office:value-type="float" office:value="1985273" calcext:value-type="float">
            <text:p>1985273</text:p>
          </table:table-cell>
          <table:table-cell/>
          <table:table-cell table:formula="of:=[.H13]/[.F13]" office:value-type="percentage" office:value="0.00152052256853076" calcext:value-type="percentage">
            <text:p>0,15 %</text:p>
          </table:table-cell>
          <table:table-cell table:formula="of:=[.I13]/[.F13]" office:value-type="percentage" office:value="0.00151379335192653" calcext:value-type="percentage">
            <text:p>0,15 %</text:p>
          </table:table-cell>
          <table:table-cell table:formula="of:=[.J13]/[.F13]" office:value-type="percentage" office:value="0.0456686696366812" calcext:value-type="percentage">
            <text:p>4,57 %</text:p>
          </table:table-cell>
          <table:table-cell table:formula="of:=[.K13]/[.F13]" office:value-type="percentage" office:value="0.287866914040146" calcext:value-type="percentage">
            <text:p>28,79 %</text:p>
          </table:table-cell>
          <table:table-cell table:style-name="ce7" table:formula="of:=[.L13]/[.F13]" office:value-type="percentage" office:value="0.556638834813714" calcext:value-type="percentage">
            <text:p>55,66 %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770737" calcext:value-type="float">
            <text:p>0.7707370</text:p>
          </table:table-cell>
          <table:table-cell office:value-type="float" office:value="46218" calcext:value-type="float">
            <text:p>46218</text:p>
          </table:table-cell>
          <table:table-cell office:value-type="float" office:value="0.046218" calcext:value-type="float">
            <text:p>0.046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5062</text:p>
          </table:table-cell>
          <table:table-cell office:value-type="float" office:value="1001" calcext:value-type="float">
            <text:p>1001</text:p>
          </table:table-cell>
          <table:table-cell office:value-type="float" office:value="35776" calcext:value-type="float">
            <text:p>35776</text:p>
          </table:table-cell>
          <table:table-cell/>
          <table:table-cell table:formula="of:=[.H14]/[.F14]" office:value-type="percentage" office:value="0.00882772945605608" calcext:value-type="percentage">
            <text:p>0,88 %</text:p>
          </table:table-cell>
          <table:table-cell table:formula="of:=[.I14]/[.F14]" office:value-type="percentage" office:value="0" calcext:value-type="percentage">
            <text:p>0,00 %</text:p>
          </table:table-cell>
          <table:table-cell table:formula="of:=[.J14]/[.F14]" office:value-type="percentage" office:value="0.109524427712147" calcext:value-type="percentage">
            <text:p>10,95 %</text:p>
          </table:table-cell>
          <table:table-cell table:formula="of:=[.K14]/[.F14]" office:value-type="percentage" office:value="0.0216582283958631" calcext:value-type="percentage">
            <text:p>2,17 %</text:p>
          </table:table-cell>
          <table:table-cell table:style-name="ce7" table:formula="of:=[.L14]/[.F14]" office:value-type="percentage" office:value="0.774070708382016" calcext:value-type="percentage">
            <text:p>77,41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415876" calcext:value-type="float">
            <text:p>0.4158760</text:p>
          </table:table-cell>
          <table:table-cell office:value-type="float" office:value="437087" calcext:value-type="float">
            <text:p>437087</text:p>
          </table:table-cell>
          <table:table-cell office:value-type="float" office:value="0.437087" calcext:value-type="float">
            <text:p>0.437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50137" calcext:value-type="float">
            <text:p>50137</text:p>
          </table:table-cell>
          <table:table-cell office:value-type="float" office:value="9950" calcext:value-type="float">
            <text:p>9950</text:p>
          </table:table-cell>
          <table:table-cell office:value-type="float" office:value="337041" calcext:value-type="float">
            <text:p>337041</text:p>
          </table:table-cell>
          <table:table-cell/>
          <table:table-cell table:formula="of:=[.H15]/[.F15]" office:value-type="percentage" office:value="0.00109589166458851" calcext:value-type="percentage">
            <text:p>0,11 %</text:p>
          </table:table-cell>
          <table:table-cell table:formula="of:=[.I15]/[.F15]" office:value-type="percentage" office:value="0" calcext:value-type="percentage">
            <text:p>0,00 %</text:p>
          </table:table-cell>
          <table:table-cell table:formula="of:=[.J15]/[.F15]" office:value-type="percentage" office:value="0.114707140683663" calcext:value-type="percentage">
            <text:p>11,47 %</text:p>
          </table:table-cell>
          <table:table-cell table:formula="of:=[.K15]/[.F15]" office:value-type="percentage" office:value="0.0227643466861288" calcext:value-type="percentage">
            <text:p>2,28 %</text:p>
          </table:table-cell>
          <table:table-cell table:style-name="ce7" table:formula="of:=[.L15]/[.F15]" office:value-type="percentage" office:value="0.771107353913523" calcext:value-type="percentage">
            <text:p>77,11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.141611" calcext:value-type="float">
            <text:p>4.1416110</text:p>
          </table:table-cell>
          <table:table-cell office:value-type="float" office:value="62323" calcext:value-type="float">
            <text:p>62323</text:p>
          </table:table-cell>
          <table:table-cell office:value-type="float" office:value="0.062323" calcext:value-type="float">
            <text:p>0.062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5738" calcext:value-type="float">
            <text:p>5738</text:p>
          </table:table-cell>
          <table:table-cell office:value-type="float" office:value="10268" calcext:value-type="float">
            <text:p>10268</text:p>
          </table:table-cell>
          <table:table-cell office:value-type="float" office:value="41198" calcext:value-type="float">
            <text:p>41198</text:p>
          </table:table-cell>
          <table:table-cell/>
          <table:table-cell table:formula="of:=[.H16]/[.F16]" office:value-type="percentage" office:value="0.0159170771625243" calcext:value-type="percentage">
            <text:p>1,59 %</text:p>
          </table:table-cell>
          <table:table-cell table:formula="of:=[.I16]/[.F16]" office:value-type="percentage" office:value="0" calcext:value-type="percentage">
            <text:p>0,00 %</text:p>
          </table:table-cell>
          <table:table-cell table:formula="of:=[.J16]/[.F16]" office:value-type="percentage" office:value="0.0920687386679075" calcext:value-type="percentage">
            <text:p>9,21 %</text:p>
          </table:table-cell>
          <table:table-cell table:formula="of:=[.K16]/[.F16]" office:value-type="percentage" office:value="0.164754584984677" calcext:value-type="percentage">
            <text:p>16,48 %</text:p>
          </table:table-cell>
          <table:table-cell table:style-name="ce7" table:formula="of:=[.L16]/[.F16]" office:value-type="percentage" office:value="0.661040065465398" calcext:value-type="percentage">
            <text:p>66,10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0.54166" calcext:value-type="float">
            <text:p>0.5416600</text:p>
          </table:table-cell>
          <table:table-cell office:value-type="float" office:value="592034" calcext:value-type="float">
            <text:p>592034</text:p>
          </table:table-cell>
          <table:table-cell office:value-type="float" office:value="0.592034" calcext:value-type="float">
            <text:p>0.592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56940" calcext:value-type="float">
            <text:p>56940</text:p>
          </table:table-cell>
          <table:table-cell office:value-type="float" office:value="101701" calcext:value-type="float">
            <text:p>101701</text:p>
          </table:table-cell>
          <table:table-cell office:value-type="float" office:value="391021" calcext:value-type="float">
            <text:p>391021</text:p>
          </table:table-cell>
          <table:table-cell/>
          <table:table-cell table:formula="of:=[.H17]/[.F17]" office:value-type="percentage" office:value="0.00156747754351946" calcext:value-type="percentage">
            <text:p>0,16 %</text:p>
          </table:table-cell>
          <table:table-cell table:formula="of:=[.I17]/[.F17]" office:value-type="percentage" office:value="0" calcext:value-type="percentage">
            <text:p>0,00 %</text:p>
          </table:table-cell>
          <table:table-cell table:formula="of:=[.J17]/[.F17]" office:value-type="percentage" office:value="0.0961769087586186" calcext:value-type="percentage">
            <text:p>9,62 %</text:p>
          </table:table-cell>
          <table:table-cell table:formula="of:=[.K17]/[.F17]" office:value-type="percentage" office:value="0.171782363850725" calcext:value-type="percentage">
            <text:p>17,18 %</text:p>
          </table:table-cell>
          <table:table-cell table:style-name="ce7" table:formula="of:=[.L17]/[.F17]" office:value-type="percentage" office:value="0.660470513517805" calcext:value-type="percentage">
            <text:p>66,05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155038" calcext:value-type="float">
            <text:p>0.1550380</text:p>
          </table:table-cell>
          <table:table-cell office:value-type="float" office:value="359482" calcext:value-type="float">
            <text:p>359482</text:p>
          </table:table-cell>
          <table:table-cell office:value-type="float" office:value="0.359482" calcext:value-type="float">
            <text:p>0.359</text:p>
          </table:table-cell>
          <table:table-cell office:value-type="float" office:value="5479" calcext:value-type="float">
            <text:p>5479</text:p>
          </table:table-cell>
          <table:table-cell office:value-type="float" office:value="530" calcext:value-type="float">
            <text:p>530</text:p>
          </table:table-cell>
          <table:table-cell office:value-type="float" office:value="15745" calcext:value-type="float">
            <text:p>15745</text:p>
          </table:table-cell>
          <table:table-cell office:value-type="float" office:value="102644" calcext:value-type="float">
            <text:p>102644</text:p>
          </table:table-cell>
          <table:table-cell office:value-type="float" office:value="197675" calcext:value-type="float">
            <text:p>197675</text:p>
          </table:table-cell>
          <table:table-cell/>
          <table:table-cell table:formula="of:=[.H18]/[.F18]" office:value-type="percentage" office:value="0.0152413750897124" calcext:value-type="percentage">
            <text:p>1,52 %</text:p>
          </table:table-cell>
          <table:table-cell table:formula="of:=[.I18]/[.F18]" office:value-type="percentage" office:value="0.00147434363890264" calcext:value-type="percentage">
            <text:p>0,15 %</text:p>
          </table:table-cell>
          <table:table-cell table:formula="of:=[.J18]/[.F18]" office:value-type="percentage" office:value="0.0437991331972115" calcext:value-type="percentage">
            <text:p>4,38 %</text:p>
          </table:table-cell>
          <table:table-cell table:formula="of:=[.K18]/[.F18]" office:value-type="percentage" office:value="0.285533072587779" calcext:value-type="percentage">
            <text:p>28,55 %</text:p>
          </table:table-cell>
          <table:table-cell table:style-name="ce7" table:formula="of:=[.L18]/[.F18]" office:value-type="percentage" office:value="0.549888450603925" calcext:value-type="percentage">
            <text:p>54,99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113394" calcext:value-type="float">
            <text:p>0.1133940</text:p>
          </table:table-cell>
          <table:table-cell office:value-type="float" office:value="3659460" calcext:value-type="float">
            <text:p>3659460</text:p>
          </table:table-cell>
          <table:table-cell office:value-type="float" office:value="3.65946" calcext:value-type="float">
            <text:p>3.659</text:p>
          </table:table-cell>
          <table:table-cell office:value-type="float" office:value="5415" calcext:value-type="float">
            <text:p>5415</text:p>
          </table:table-cell>
          <table:table-cell office:value-type="float" office:value="5858" calcext:value-type="float">
            <text:p>5858</text:p>
          </table:table-cell>
          <table:table-cell office:value-type="float" office:value="160833" calcext:value-type="float">
            <text:p>160833</text:p>
          </table:table-cell>
          <table:table-cell office:value-type="float" office:value="1047490" calcext:value-type="float">
            <text:p>1047490</text:p>
          </table:table-cell>
          <table:table-cell office:value-type="float" office:value="2049210" calcext:value-type="float">
            <text:p>2049210</text:p>
          </table:table-cell>
          <table:table-cell/>
          <table:table-cell table:formula="of:=[.H19]/[.F19]" office:value-type="percentage" office:value="0.0014797265170271" calcext:value-type="percentage">
            <text:p>0,15 %</text:p>
          </table:table-cell>
          <table:table-cell table:formula="of:=[.I19]/[.F19]" office:value-type="percentage" office:value="0.00160078262913107" calcext:value-type="percentage">
            <text:p>0,16 %</text:p>
          </table:table-cell>
          <table:table-cell table:formula="of:=[.J19]/[.F19]" office:value-type="percentage" office:value="0.0439499270384155" calcext:value-type="percentage">
            <text:p>4,39 %</text:p>
          </table:table-cell>
          <table:table-cell table:formula="of:=[.K19]/[.F19]" office:value-type="percentage" office:value="0.286241685931804" calcext:value-type="percentage">
            <text:p>28,62 %</text:p>
          </table:table-cell>
          <table:table-cell table:style-name="ce7" table:formula="of:=[.L19]/[.F19]" office:value-type="percentage" office:value="0.559976062041941" calcext:value-type="percentage">
            <text:p>56,00 %</text:p>
          </table:table-cell>
          <table:table-cell table:number-columns-repeated="4"/>
        </table:table-row>
        <table:table-row table:style-name="ro1" table:number-rows-repeated="104855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astrig D2" table:style-name="ta1">
        <table:shapes>
          <draw:frame draw:z-index="0" draw:style-name="gr1" draw:text-style-name="P1" svg:width="159.78mm" svg:height="90.04mm" svg:x="13.18mm" svg:y="104.92mm">
            <draw:object draw:notify-on-update-of-ranges="'Rastrig D2'.B2:'Rastrig D2'.B2 'Rastrig D2'.E2:'Rastrig D2'.E7 'Rastrig D2'.B8:'Rastrig D2'.B8 'Rastrig D2'.E8:'Rastrig D2'.E13 'Rastrig D2'.B14:'Rastrig D2'.B14 'Rastrig D2'.E14:'Rastrig D2'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8mm" svg:height="90.04mm" svg:x="197.67mm" svg:y="105.98mm">
            <draw:object draw:notify-on-update-of-ranges="'Rastrig D2'.B2:'Rastrig D2'.B2 'Rastrig D2'.G2:'Rastrig D2'.G7 'Rastrig D2'.B8:'Rastrig D2'.B8 'Rastrig D2'.G8:'Rastrig D2'.G13 'Rastrig D2'.B14:'Rastrig D2'.B14 'Rastrig D2'.G14:'Rastrig D2'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5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 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est update</text:p>
          </table:table-cell>
          <table:table-cell office:value-type="string" calcext:value-type="string">
            <text:p>Particle update</text:p>
          </table:table-cell>
          <table:table-cell office:value-type="string" calcext:value-type="string">
            <text:p>Function eval</text:p>
          </table:table-cell>
          <table:table-cell office:value-type="string" calcext:value-type="string">
            <text:p>Memcopy</text:p>
          </table:table-cell>
          <table:table-cell/>
          <table:table-cell office:value-type="string" calcext:value-type="string">
            <text:p>Init %</text:p>
          </table:table-cell>
          <table:table-cell office:value-type="string" calcext:value-type="string">
            <text:p>Best UD %</text:p>
          </table:table-cell>
          <table:table-cell office:value-type="string" calcext:value-type="string">
            <text:p>Particle UD %</text:p>
          </table:table-cell>
          <table:table-cell office:value-type="string" calcext:value-type="string">
            <text:p>Func eval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003" calcext:value-type="float">
            <text:p>0.000030</text:p>
          </table:table-cell>
          <table:table-cell office:value-type="float" office:value="1022" calcext:value-type="float">
            <text:p>1022</text:p>
          </table:table-cell>
          <table:table-cell office:value-type="float" office:value="0.001022" calcext:value-type="float">
            <text:p>0.00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H2]/[.F2]" office:value-type="percentage" office:value="0.0303326810176125" calcext:value-type="percentage">
            <text:p>3,03 %</text:p>
          </table:table-cell>
          <table:table-cell table:formula="of:=[.I2]/[.F2]" office:value-type="percentage" office:value="0" calcext:value-type="percentage">
            <text:p>0,00 %</text:p>
          </table:table-cell>
          <table:table-cell table:formula="of:=[.J2]/[.F2]" office:value-type="percentage" office:value="0" calcext:value-type="percentage">
            <text:p>0,00 %</text:p>
          </table:table-cell>
          <table:table-cell table:formula="of:=[.K2]/[.F2]" office:value-type="percentage" office:value="0" calcext:value-type="percentage">
            <text:p>0,00 %</text:p>
          </table:table-cell>
          <table:table-cell table:style-name="ce7" table:formula="of:=[.L2]/[.F2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00004" calcext:value-type="float">
            <text:p>0.000040</text:p>
          </table:table-cell>
          <table:table-cell office:value-type="float" office:value="9861" calcext:value-type="float">
            <text:p>9861</text:p>
          </table:table-cell>
          <table:table-cell office:value-type="float" office:value="0.009861" calcext:value-type="float">
            <text:p>0.0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3]/[.F3]" office:value-type="percentage" office:value="0.00233242064699321" calcext:value-type="percentage">
            <text:p>0,23 %</text:p>
          </table:table-cell>
          <table:table-cell table:formula="of:=[.I3]/[.F3]" office:value-type="percentage" office:value="0" calcext:value-type="percentage">
            <text:p>0,00 %</text:p>
          </table:table-cell>
          <table:table-cell table:formula="of:=[.J3]/[.F3]" office:value-type="percentage" office:value="0.00111550552682284" calcext:value-type="percentage">
            <text:p>0,11 %</text:p>
          </table:table-cell>
          <table:table-cell table:formula="of:=[.K3]/[.F3]" office:value-type="percentage" office:value="0.000202819186695061" calcext:value-type="percentage">
            <text:p>0,02 %</text:p>
          </table:table-cell>
          <table:table-cell table:style-name="ce7" table:formula="of:=[.L3]/[.F3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9782" calcext:value-type="float">
            <text:p>9782</text:p>
          </table:table-cell>
          <table:table-cell office:value-type="float" office:value="0.009782" calcext:value-type="float">
            <text:p>0.01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4]/[.F4]" office:value-type="percentage" office:value="0.0210590881210386" calcext:value-type="percentage">
            <text:p>2,11 %</text:p>
          </table:table-cell>
          <table:table-cell table:formula="of:=[.I4]/[.F4]" office:value-type="percentage" office:value="0" calcext:value-type="percentage">
            <text:p>0,00 %</text:p>
          </table:table-cell>
          <table:table-cell table:formula="of:=[.J4]/[.F4]" office:value-type="percentage" office:value="0.00286240032713147" calcext:value-type="percentage">
            <text:p>0,29 %</text:p>
          </table:table-cell>
          <table:table-cell table:formula="of:=[.K4]/[.F4]" office:value-type="percentage" office:value="0.000306685749335514" calcext:value-type="percentage">
            <text:p>0,03 %</text:p>
          </table:table-cell>
          <table:table-cell table:style-name="ce7" table:formula="of:=[.L4]/[.F4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0.000018" calcext:value-type="float">
            <text:p>0.000018</text:p>
          </table:table-cell>
          <table:table-cell table:style-name="ce6" office:value-type="float" office:value="91304" calcext:value-type="float">
            <text:p>91304</text:p>
          </table:table-cell>
          <table:table-cell office:value-type="float" office:value="0.091304" calcext:value-type="float">
            <text:p>0.091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5]/[.F5]" office:value-type="percentage" office:value="0.00204810304039253" calcext:value-type="percentage">
            <text:p>0,20 %</text:p>
          </table:table-cell>
          <table:table-cell table:formula="of:=[.I5]/[.F5]" office:value-type="percentage" office:value="0.0000219048453517918" calcext:value-type="percentage">
            <text:p>0,00 %</text:p>
          </table:table-cell>
          <table:table-cell table:formula="of:=[.J5]/[.F5]" office:value-type="percentage" office:value="0.000854288968719881" calcext:value-type="percentage">
            <text:p>0,09 %</text:p>
          </table:table-cell>
          <table:table-cell table:formula="of:=[.K5]/[.F5]" office:value-type="percentage" office:value="0.000131429072110751" calcext:value-type="percentage">
            <text:p>0,01 %</text:p>
          </table:table-cell>
          <table:table-cell table:style-name="ce7" table:formula="of:=[.L5]/[.F5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99033" calcext:value-type="float">
            <text:p>99033</text:p>
          </table:table-cell>
          <table:table-cell office:value-type="float" office:value="0.099033" calcext:value-type="float">
            <text:p>0.099</text:p>
          </table:table-cell>
          <table:table-cell office:value-type="float" office:value="1923" calcext:value-type="float">
            <text:p>1923</text:p>
          </table:table-cell>
          <table:table-cell office:value-type="float" office:value="524" calcext:value-type="float">
            <text:p>524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6]/[.F6]" office:value-type="percentage" office:value="0.0194177698342977" calcext:value-type="percentage">
            <text:p>1,94 %</text:p>
          </table:table-cell>
          <table:table-cell table:formula="of:=[.I6]/[.F6]" office:value-type="percentage" office:value="0.00529116557107227" calcext:value-type="percentage">
            <text:p>0,53 %</text:p>
          </table:table-cell>
          <table:table-cell table:formula="of:=[.J6]/[.F6]" office:value-type="percentage" office:value="0.00130259610432886" calcext:value-type="percentage">
            <text:p>0,13 %</text:p>
          </table:table-cell>
          <table:table-cell table:formula="of:=[.K6]/[.F6]" office:value-type="percentage" office:value="0.000222148172831278" calcext:value-type="percentage">
            <text:p>0,02 %</text:p>
          </table:table-cell>
          <table:table-cell table:style-name="ce7" table:formula="of:=[.L6]/[.F6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944373" calcext:value-type="float">
            <text:p>944373</text:p>
          </table:table-cell>
          <table:table-cell office:value-type="float" office:value="0.944373" calcext:value-type="float">
            <text:p>0.944</text:p>
          </table:table-cell>
          <table:table-cell office:value-type="float" office:value="1779" calcext:value-type="float">
            <text:p>1779</text:p>
          </table:table-cell>
          <table:table-cell office:value-type="float" office:value="5123" calcext:value-type="float">
            <text:p>5123</text:p>
          </table:table-cell>
          <table:table-cell office:value-type="float" office:value="1215" calcext:value-type="float">
            <text:p>121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7]/[.F7]" office:value-type="percentage" office:value="0.00188378956196333" calcext:value-type="percentage">
            <text:p>0,19 %</text:p>
          </table:table-cell>
          <table:table-cell table:formula="of:=[.I7]/[.F7]" office:value-type="percentage" office:value="0.00542476330856558" calcext:value-type="percentage">
            <text:p>0,54 %</text:p>
          </table:table-cell>
          <table:table-cell table:formula="of:=[.J7]/[.F7]" office:value-type="percentage" office:value="0.00128656791331391" calcext:value-type="percentage">
            <text:p>0,13 %</text:p>
          </table:table-cell>
          <table:table-cell table:formula="of:=[.K7]/[.F7]" office:value-type="percentage" office:value="0.000261549197192211" calcext:value-type="percentage">
            <text:p>0,03 %</text:p>
          </table:table-cell>
          <table:table-cell table:style-name="ce7" table:formula="of:=[.L7]/[.F7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.387934" calcext:value-type="float">
            <text:p>1.387934</text:p>
          </table:table-cell>
          <table:table-cell office:value-type="float" office:value="149991" calcext:value-type="float">
            <text:p>149991</text:p>
          </table:table-cell>
          <table:table-cell office:value-type="float" office:value="0.149991" calcext:value-type="float">
            <text:p>0.150</text:p>
          </table:table-cell>
          <table:table-cell office:value-type="float" office:value="104572" calcext:value-type="float">
            <text:p>104572</text:p>
          </table:table-cell>
          <table:table-cell office:value-type="float" office:value="0" calcext:value-type="float">
            <text:p>0</text:p>
          </table:table-cell>
          <table:table-cell office:value-type="float" office:value="5066" calcext:value-type="float">
            <text:p>5066</text:p>
          </table:table-cell>
          <table:table-cell office:value-type="float" office:value="100" calcext:value-type="float">
            <text:p>100</text:p>
          </table:table-cell>
          <table:table-cell office:value-type="float" office:value="36237" calcext:value-type="float">
            <text:p>36237</text:p>
          </table:table-cell>
          <table:table-cell/>
          <table:table-cell table:formula="of:=[.H8]/[.F8]" office:value-type="percentage" office:value="0.697188497976545" calcext:value-type="percentage">
            <text:p>69,72 %</text:p>
          </table:table-cell>
          <table:table-cell table:formula="of:=[.I8]/[.F8]" office:value-type="percentage" office:value="0" calcext:value-type="percentage">
            <text:p>0,00 %</text:p>
          </table:table-cell>
          <table:table-cell table:formula="of:=[.J8]/[.F8]" office:value-type="percentage" office:value="0.0337753598549246" calcext:value-type="percentage">
            <text:p>3,38 %</text:p>
          </table:table-cell>
          <table:table-cell table:formula="of:=[.K8]/[.F8]" office:value-type="percentage" office:value="0.000666706669066811" calcext:value-type="percentage">
            <text:p>0,07 %</text:p>
          </table:table-cell>
          <table:table-cell table:style-name="ce7" table:formula="of:=[.L8]/[.F8]" office:value-type="percentage" office:value="0.24159449566974" calcext:value-type="percentage">
            <text:p>24,16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438460" calcext:value-type="float">
            <text:p>438460</text:p>
          </table:table-cell>
          <table:table-cell office:value-type="float" office:value="0.43846" calcext:value-type="float">
            <text:p>0.438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50422" calcext:value-type="float">
            <text:p>50422</text:p>
          </table:table-cell>
          <table:table-cell office:value-type="float" office:value="999" calcext:value-type="float">
            <text:p>999</text:p>
          </table:table-cell>
          <table:table-cell office:value-type="float" office:value="346314" calcext:value-type="float">
            <text:p>346314</text:p>
          </table:table-cell>
          <table:table-cell/>
          <table:table-cell table:formula="of:=[.H9]/[.F9]" office:value-type="percentage" office:value="0.00111526707111253" calcext:value-type="percentage">
            <text:p>0,11 %</text:p>
          </table:table-cell>
          <table:table-cell table:formula="of:=[.I9]/[.F9]" office:value-type="percentage" office:value="0.00000228070975687634" calcext:value-type="percentage">
            <text:p>0,00 %</text:p>
          </table:table-cell>
          <table:table-cell table:formula="of:=[.J9]/[.F9]" office:value-type="percentage" office:value="0.114997947361219" calcext:value-type="percentage">
            <text:p>11,50 %</text:p>
          </table:table-cell>
          <table:table-cell table:formula="of:=[.K9]/[.F9]" office:value-type="percentage" office:value="0.00227842904711946" calcext:value-type="percentage">
            <text:p>0,23 %</text:p>
          </table:table-cell>
          <table:table-cell table:style-name="ce7" table:formula="of:=[.L9]/[.F9]" office:value-type="percentage" office:value="0.789841718742873" calcext:value-type="percentage">
            <text:p>78,98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31373" calcext:value-type="float">
            <text:p>0.031373</text:p>
          </table:table-cell>
          <table:table-cell office:value-type="float" office:value="55204" calcext:value-type="float">
            <text:p>55204</text:p>
          </table:table-cell>
          <table:table-cell office:value-type="float" office:value="0.055204" calcext:value-type="float">
            <text:p>0.055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5572" calcext:value-type="float">
            <text:p>5572</text:p>
          </table:table-cell>
          <table:table-cell office:value-type="float" office:value="1083" calcext:value-type="float">
            <text:p>1083</text:p>
          </table:table-cell>
          <table:table-cell office:value-type="float" office:value="43695" calcext:value-type="float">
            <text:p>43695</text:p>
          </table:table-cell>
          <table:table-cell/>
          <table:table-cell table:formula="of:=[.H10]/[.F10]" office:value-type="percentage" office:value="0.0124628650097819" calcext:value-type="percentage">
            <text:p>1,25 %</text:p>
          </table:table-cell>
          <table:table-cell table:formula="of:=[.I10]/[.F10]" office:value-type="percentage" office:value="0" calcext:value-type="percentage">
            <text:p>0,00 %</text:p>
          </table:table-cell>
          <table:table-cell table:formula="of:=[.J10]/[.F10]" office:value-type="percentage" office:value="0.100934714875734" calcext:value-type="percentage">
            <text:p>10,09 %</text:p>
          </table:table-cell>
          <table:table-cell table:formula="of:=[.K10]/[.F10]" office:value-type="percentage" office:value="0.0196181436127817" calcext:value-type="percentage">
            <text:p>1,96 %</text:p>
          </table:table-cell>
          <table:table-cell table:style-name="ce7" table:formula="of:=[.L10]/[.F10]" office:value-type="percentage" office:value="0.791518730526773" calcext:value-type="percentage">
            <text:p>79,15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522500" calcext:value-type="float">
            <text:p>522500</text:p>
          </table:table-cell>
          <table:table-cell office:value-type="float" office:value="0.5225" calcext:value-type="float">
            <text:p>0.523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54939" calcext:value-type="float">
            <text:p>54939</text:p>
          </table:table-cell>
          <table:table-cell office:value-type="float" office:value="10498" calcext:value-type="float">
            <text:p>10498</text:p>
          </table:table-cell>
          <table:table-cell office:value-type="float" office:value="414571" calcext:value-type="float">
            <text:p>414571</text:p>
          </table:table-cell>
          <table:table-cell/>
          <table:table-cell table:formula="of:=[.H11]/[.F11]" office:value-type="percentage" office:value="0.00124401913875598" calcext:value-type="percentage">
            <text:p>0,12 %</text:p>
          </table:table-cell>
          <table:table-cell table:formula="of:=[.I11]/[.F11]" office:value-type="percentage" office:value="0.00000382775119617225" calcext:value-type="percentage">
            <text:p>0,00 %</text:p>
          </table:table-cell>
          <table:table-cell table:formula="of:=[.J11]/[.F11]" office:value-type="percentage" office:value="0.105146411483254" calcext:value-type="percentage">
            <text:p>10,51 %</text:p>
          </table:table-cell>
          <table:table-cell table:formula="of:=[.K11]/[.F11]" office:value-type="percentage" office:value="0.0200918660287081" calcext:value-type="percentage">
            <text:p>2,01 %</text:p>
          </table:table-cell>
          <table:table-cell table:style-name="ce7" table:formula="of:=[.L11]/[.F11]" office:value-type="percentage" office:value="0.793437320574163" calcext:value-type="percentage">
            <text:p>79,34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5583" calcext:value-type="float">
            <text:p>0.005583</text:p>
          </table:table-cell>
          <table:table-cell office:value-type="float" office:value="221338" calcext:value-type="float">
            <text:p>221338</text:p>
          </table:table-cell>
          <table:table-cell office:value-type="float" office:value="0.221338" calcext:value-type="float">
            <text:p>0.221</text:p>
          </table:table-cell>
          <table:table-cell office:value-type="float" office:value="2296" calcext:value-type="float">
            <text:p>2296</text:p>
          </table:table-cell>
          <table:table-cell office:value-type="float" office:value="508" calcext:value-type="float">
            <text:p>508</text:p>
          </table:table-cell>
          <table:table-cell office:value-type="float" office:value="8071" calcext:value-type="float">
            <text:p>8071</text:p>
          </table:table-cell>
          <table:table-cell office:value-type="float" office:value="12100" calcext:value-type="float">
            <text:p>12100</text:p>
          </table:table-cell>
          <table:table-cell office:value-type="float" office:value="171125" calcext:value-type="float">
            <text:p>171125</text:p>
          </table:table-cell>
          <table:table-cell/>
          <table:table-cell table:formula="of:=[.H12]/[.F12]" office:value-type="percentage" office:value="0.0103732752622686" calcext:value-type="percentage">
            <text:p>1,04 %</text:p>
          </table:table-cell>
          <table:table-cell table:formula="of:=[.I12]/[.F12]" office:value-type="percentage" office:value="0.00229513233154723" calcext:value-type="percentage">
            <text:p>0,23 %</text:p>
          </table:table-cell>
          <table:table-cell table:formula="of:=[.J12]/[.F12]" office:value-type="percentage" office:value="0.0364645926140111" calcext:value-type="percentage">
            <text:p>3,65 %</text:p>
          </table:table-cell>
          <table:table-cell table:formula="of:=[.K12]/[.F12]" office:value-type="percentage" office:value="0.0546675220703178" calcext:value-type="percentage">
            <text:p>5,47 %</text:p>
          </table:table-cell>
          <table:table-cell table:style-name="ce7" table:formula="of:=[.L12]/[.F12]" office:value-type="percentage" office:value="0.773138819362242" calcext:value-type="percentage">
            <text:p>77,31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2190092" calcext:value-type="float">
            <text:p>2190092</text:p>
          </table:table-cell>
          <table:table-cell office:value-type="float" office:value="2.190092" calcext:value-type="float">
            <text:p>2.190</text:p>
          </table:table-cell>
          <table:table-cell office:value-type="float" office:value="2101" calcext:value-type="float">
            <text:p>2101</text:p>
          </table:table-cell>
          <table:table-cell office:value-type="float" office:value="5057" calcext:value-type="float">
            <text:p>5057</text:p>
          </table:table-cell>
          <table:table-cell office:value-type="float" office:value="81896" calcext:value-type="float">
            <text:p>81896</text:p>
          </table:table-cell>
          <table:table-cell office:value-type="float" office:value="114393" calcext:value-type="float">
            <text:p>114393</text:p>
          </table:table-cell>
          <table:table-cell office:value-type="float" office:value="1713568" calcext:value-type="float">
            <text:p>1713568</text:p>
          </table:table-cell>
          <table:table-cell/>
          <table:table-cell table:formula="of:=[.H13]/[.F13]" office:value-type="percentage" office:value="0.000959320430374614" calcext:value-type="percentage">
            <text:p>0,10 %</text:p>
          </table:table-cell>
          <table:table-cell table:formula="of:=[.I13]/[.F13]" office:value-type="percentage" office:value="0.00230903541951662" calcext:value-type="percentage">
            <text:p>0,23 %</text:p>
          </table:table-cell>
          <table:table-cell table:formula="of:=[.J13]/[.F13]" office:value-type="percentage" office:value="0.0373938629062158" calcext:value-type="percentage">
            <text:p>3,74 %</text:p>
          </table:table-cell>
          <table:table-cell table:formula="of:=[.K13]/[.F13]" office:value-type="percentage" office:value="0.0522320523521386" calcext:value-type="percentage">
            <text:p>5,22 %</text:p>
          </table:table-cell>
          <table:table-cell table:style-name="ce7" table:formula="of:=[.L13]/[.F13]" office:value-type="percentage" office:value="0.78241827283968" calcext:value-type="percentage">
            <text:p>78,24 %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79607" calcext:value-type="float">
            <text:p>0.979607</text:p>
          </table:table-cell>
          <table:table-cell office:value-type="float" office:value="46390" calcext:value-type="float">
            <text:p>46390</text:p>
          </table:table-cell>
          <table:table-cell office:value-type="float" office:value="0.04639" calcext:value-type="float">
            <text:p>0.046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217" calcext:value-type="float">
            <text:p>5217</text:p>
          </table:table-cell>
          <table:table-cell office:value-type="float" office:value="103" calcext:value-type="float">
            <text:p>103</text:p>
          </table:table-cell>
          <table:table-cell office:value-type="float" office:value="36658" calcext:value-type="float">
            <text:p>36658</text:p>
          </table:table-cell>
          <table:table-cell/>
          <table:table-cell table:formula="of:=[.H14]/[.F14]" office:value-type="percentage" office:value="0.00881655529208881" calcext:value-type="percentage">
            <text:p>0,88 %</text:p>
          </table:table-cell>
          <table:table-cell table:formula="of:=[.I14]/[.F14]" office:value-type="percentage" office:value="0" calcext:value-type="percentage">
            <text:p>0,00 %</text:p>
          </table:table-cell>
          <table:table-cell table:formula="of:=[.J14]/[.F14]" office:value-type="percentage" office:value="0.112459581806424" calcext:value-type="percentage">
            <text:p>11,25 %</text:p>
          </table:table-cell>
          <table:table-cell table:formula="of:=[.K14]/[.F14]" office:value-type="percentage" office:value="0.00222030610045268" calcext:value-type="percentage">
            <text:p>0,22 %</text:p>
          </table:table-cell>
          <table:table-cell table:style-name="ce7" table:formula="of:=[.L14]/[.F14]" office:value-type="percentage" office:value="0.790213408062082" calcext:value-type="percentage">
            <text:p>79,02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445431" calcext:value-type="float">
            <text:p>445431</text:p>
          </table:table-cell>
          <table:table-cell office:value-type="float" office:value="0.445431" calcext:value-type="float">
            <text:p>0.445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51695" calcext:value-type="float">
            <text:p>51695</text:p>
          </table:table-cell>
          <table:table-cell office:value-type="float" office:value="1014" calcext:value-type="float">
            <text:p>1014</text:p>
          </table:table-cell>
          <table:table-cell office:value-type="float" office:value="352017" calcext:value-type="float">
            <text:p>352017</text:p>
          </table:table-cell>
          <table:table-cell/>
          <table:table-cell table:formula="of:=[.H15]/[.F15]" office:value-type="percentage" office:value="0.00108209801293579" calcext:value-type="percentage">
            <text:p>0,11 %</text:p>
          </table:table-cell>
          <table:table-cell table:formula="of:=[.I15]/[.F15]" office:value-type="percentage" office:value="0" calcext:value-type="percentage">
            <text:p>0,00 %</text:p>
          </table:table-cell>
          <table:table-cell table:formula="of:=[.J15]/[.F15]" office:value-type="percentage" office:value="0.116056134395675" calcext:value-type="percentage">
            <text:p>11,61 %</text:p>
          </table:table-cell>
          <table:table-cell table:formula="of:=[.K15]/[.F15]" office:value-type="percentage" office:value="0.00227644685708898" calcext:value-type="percentage">
            <text:p>0,23 %</text:p>
          </table:table-cell>
          <table:table-cell table:style-name="ce7" table:formula="of:=[.L15]/[.F15]" office:value-type="percentage" office:value="0.790284017053146" calcext:value-type="percentage">
            <text:p>79,03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3097" calcext:value-type="float">
            <text:p>53097</text:p>
          </table:table-cell>
          <table:table-cell office:value-type="float" office:value="0.053097" calcext:value-type="float">
            <text:p>0.053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1096" calcext:value-type="float">
            <text:p>1096</text:p>
          </table:table-cell>
          <table:table-cell office:value-type="float" office:value="41837" calcext:value-type="float">
            <text:p>41837</text:p>
          </table:table-cell>
          <table:table-cell/>
          <table:table-cell table:formula="of:=[.H16]/[.F16]" office:value-type="percentage" office:value="0.0138049230653333" calcext:value-type="percentage">
            <text:p>1,38 %</text:p>
          </table:table-cell>
          <table:table-cell table:formula="of:=[.I16]/[.F16]" office:value-type="percentage" office:value="0" calcext:value-type="percentage">
            <text:p>0,00 %</text:p>
          </table:table-cell>
          <table:table-cell table:formula="of:=[.J16]/[.F16]" office:value-type="percentage" office:value="0.0972936324086107" calcext:value-type="percentage">
            <text:p>9,73 %</text:p>
          </table:table-cell>
          <table:table-cell table:formula="of:=[.K16]/[.F16]" office:value-type="percentage" office:value="0.0206414675028721" calcext:value-type="percentage">
            <text:p>2,06 %</text:p>
          </table:table-cell>
          <table:table-cell table:style-name="ce7" table:formula="of:=[.L16]/[.F16]" office:value-type="percentage" office:value="0.78793528824604" calcext:value-type="percentage">
            <text:p>78,79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517713" calcext:value-type="float">
            <text:p>517713</text:p>
          </table:table-cell>
          <table:table-cell office:value-type="float" office:value="0.517713" calcext:value-type="float">
            <text:p>0.518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51801" calcext:value-type="float">
            <text:p>51801</text:p>
          </table:table-cell>
          <table:table-cell office:value-type="float" office:value="10425" calcext:value-type="float">
            <text:p>10425</text:p>
          </table:table-cell>
          <table:table-cell office:value-type="float" office:value="412966" calcext:value-type="float">
            <text:p>412966</text:p>
          </table:table-cell>
          <table:table-cell/>
          <table:table-cell table:formula="of:=[.H17]/[.F17]" office:value-type="percentage" office:value="0.00130381118496155" calcext:value-type="percentage">
            <text:p>0,13 %</text:p>
          </table:table-cell>
          <table:table-cell table:formula="of:=[.I17]/[.F17]" office:value-type="percentage" office:value="0" calcext:value-type="percentage">
            <text:p>0,00 %</text:p>
          </table:table-cell>
          <table:table-cell table:formula="of:=[.J17]/[.F17]" office:value-type="percentage" office:value="0.100057367692138" calcext:value-type="percentage">
            <text:p>10,01 %</text:p>
          </table:table-cell>
          <table:table-cell table:formula="of:=[.K17]/[.F17]" office:value-type="percentage" office:value="0.020136639412184" calcext:value-type="percentage">
            <text:p>2,01 %</text:p>
          </table:table-cell>
          <table:table-cell table:style-name="ce7" table:formula="of:=[.L17]/[.F17]" office:value-type="percentage" office:value="0.797673614531603" calcext:value-type="percentage">
            <text:p>79,77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222936" calcext:value-type="float">
            <text:p>222936</text:p>
          </table:table-cell>
          <table:table-cell office:value-type="float" office:value="0.222936" calcext:value-type="float">
            <text:p>0.223</text:p>
          </table:table-cell>
          <table:table-cell office:value-type="float" office:value="2239" calcext:value-type="float">
            <text:p>2239</text:p>
          </table:table-cell>
          <table:table-cell office:value-type="float" office:value="515" calcext:value-type="float">
            <text:p>515</text:p>
          </table:table-cell>
          <table:table-cell office:value-type="float" office:value="8111" calcext:value-type="float">
            <text:p>8111</text:p>
          </table:table-cell>
          <table:table-cell office:value-type="float" office:value="11734" calcext:value-type="float">
            <text:p>11734</text:p>
          </table:table-cell>
          <table:table-cell office:value-type="float" office:value="173322" calcext:value-type="float">
            <text:p>173322</text:p>
          </table:table-cell>
          <table:table-cell/>
          <table:table-cell table:formula="of:=[.H18]/[.F18]" office:value-type="percentage" office:value="0.0100432411095561" calcext:value-type="percentage">
            <text:p>1,00 %</text:p>
          </table:table-cell>
          <table:table-cell table:formula="of:=[.I18]/[.F18]" office:value-type="percentage" office:value="0.00231008002296623" calcext:value-type="percentage">
            <text:p>0,23 %</text:p>
          </table:table-cell>
          <table:table-cell table:formula="of:=[.J18]/[.F18]" office:value-type="percentage" office:value="0.0363826389636488" calcext:value-type="percentage">
            <text:p>3,64 %</text:p>
          </table:table-cell>
          <table:table-cell table:formula="of:=[.K18]/[.F18]" office:value-type="percentage" office:value="0.0526339397854093" calcext:value-type="percentage">
            <text:p>5,26 %</text:p>
          </table:table-cell>
          <table:table-cell table:style-name="ce7" table:formula="of:=[.L18]/[.F18]" office:value-type="percentage" office:value="0.777451824738938" calcext:value-type="percentage">
            <text:p>77,75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2150699" calcext:value-type="float">
            <text:p>2150699</text:p>
          </table:table-cell>
          <table:table-cell office:value-type="float" office:value="2.150699" calcext:value-type="float">
            <text:p>2.151</text:p>
          </table:table-cell>
          <table:table-cell office:value-type="float" office:value="2058" calcext:value-type="float">
            <text:p>2058</text:p>
          </table:table-cell>
          <table:table-cell office:value-type="float" office:value="5041" calcext:value-type="float">
            <text:p>5041</text:p>
          </table:table-cell>
          <table:table-cell office:value-type="float" office:value="78956" calcext:value-type="float">
            <text:p>78956</text:p>
          </table:table-cell>
          <table:table-cell office:value-type="float" office:value="107160" calcext:value-type="float">
            <text:p>107160</text:p>
          </table:table-cell>
          <table:table-cell office:value-type="float" office:value="1688710" calcext:value-type="float">
            <text:p>1688710</text:p>
          </table:table-cell>
          <table:table-cell/>
          <table:table-cell table:formula="of:=[.H19]/[.F19]" office:value-type="percentage" office:value="0.000956898199143627" calcext:value-type="percentage">
            <text:p>0,10 %</text:p>
          </table:table-cell>
          <table:table-cell table:formula="of:=[.I19]/[.F19]" office:value-type="percentage" office:value="0.00234388912627941" calcext:value-type="percentage">
            <text:p>0,23 %</text:p>
          </table:table-cell>
          <table:table-cell table:formula="of:=[.J19]/[.F19]" office:value-type="percentage" office:value="0.0367117853311877" calcext:value-type="percentage">
            <text:p>3,67 %</text:p>
          </table:table-cell>
          <table:table-cell table:formula="of:=[.K19]/[.F19]" office:value-type="percentage" office:value="0.049825661331502" calcext:value-type="percentage">
            <text:p>4,98 %</text:p>
          </table:table-cell>
          <table:table-cell table:style-name="ce7" table:formula="of:=[.L19]/[.F19]" office:value-type="percentage" office:value="0.785191233175819" calcext:value-type="percentage">
            <text:p>78,52 %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  <table:table-row table:style-name="ro1" table:number-rows-repeated="104855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number:number-style style:name="N10124" number:language="en" number:country="US">
      <number:number number:decimal-places="1" loext:min-decimal-places="1" number:min-integer-digits="1"/>
    </number:number-style>
    <number:number-style style:name="N10125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06:31:30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58:47.084000000</meta:creation-date>
    <dc:date>2019-04-17T06:37:00.462000000</dc:date>
    <meta:editing-duration>PT1H24M33S</meta:editing-duration>
    <meta:editing-cycles>21</meta:editing-cycles>
    <meta:generator>LibreOffice/6.0.7.3$Windows_X86_64 LibreOffice_project/dc89aa7a9eabfd848af146d5086077aeed2ae4a5</meta:generator>
    <meta:document-statistic meta:table-count="2" meta:cell-count="6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5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title svg:x="5.154cm" svg:y="0.316cm" chart:style-name="ch2">
          <text:p>Distance from true optimum</text:p>
        </chart:title>
        <chart:legend chart:legend-position="end" svg:x="11.83cm" svg:y="3.705cm" style:legend-expansion="high" chart:style-name="ch3"/>
        <chart:plot-area chart:style-name="ch4" table:cell-range-address="'Rastrig D2'.B2:'Rastrig D2'.B2 'Rastrig D2'.E2:'Rastrig D2'.E19 'Rastrig D2'.B8:'Rastrig D2'.B8 'Rastrig D2'.B14:'Rastrig D2'.B14" chart:data-source-has-labels="row" svg:x="0.319cm" svg:y="1.275cm" svg:width="11.192cm" svg:height="6.569cm">
          <chartooo:coordinate-region svg:x="1.972cm" svg:y="1.474cm" svg:width="9.445cm" svg:height="5.723cm"/>
          <chart:axis chart:dimension="x" chart:name="primary-x" chart:style-name="ch5">
            <chart:title svg:x="5.157cm" svg:y="8.024cm" chart:style-name="ch6">
              <text:p>Scenrario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astrig D2'.E2:'Rastrig D2'.E7" chart:label-cell-address="'Rastrig D2'.B2:'Rastrig D2'.B2" chart:class="chart:scatter">
            <chart:data-point chart:repeated="6"/>
          </chart:series>
          <chart:series chart:style-name="ch10" chart:values-cell-range-address="'Rastrig D2'.E8:'Rastrig D2'.E13" chart:label-cell-address="'Rastrig D2'.B8:'Rastrig D2'.B8" chart:class="chart:scatter">
            <chart:data-point chart:repeated="6"/>
          </chart:series>
          <chart:series chart:style-name="ch11" chart:values-cell-range-address="'Rastrig D2'.E14:'Rastrig D2'.E19" chart:label-cell-address="'Rastrig D2'.B14:'Rastrig D2'.B1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'.B2:'Rastrig D2'.B2</svg:desc>
                </draw:g>
              </table:table-cell>
              <table:table-cell office:value-type="string">
                <text:p>CUDA pos vel</text:p>
                <draw:g>
                  <svg:desc>'Rastrig D2'.B8:'Rastrig D2'.B8</svg:desc>
                </draw:g>
              </table:table-cell>
              <table:table-cell office:value-type="string">
                <text:p>CUDA small block</text:p>
                <draw:g>
                  <svg:desc>'Rastrig D2'.B14:'Rastrig D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">
                <text:p>0.00003</text:p>
                <draw:g>
                  <svg:desc>'Rastrig D2'.E2:'Rastrig D2'.E7</svg:desc>
                </draw:g>
              </table:table-cell>
              <table:table-cell office:value-type="float" office:value="1.387934">
                <text:p>1.387934</text:p>
                <draw:g>
                  <svg:desc>'Rastrig D2'.E8:'Rastrig D2'.E13</svg:desc>
                </draw:g>
              </table:table-cell>
              <table:table-cell office:value-type="float" office:value="0.979607">
                <text:p>0.979607</text:p>
                <draw:g>
                  <svg:desc>'Rastrig D2'.E14:'Rastrig D2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">
                <text:p>0.00004</text:p>
              </table:table-cell>
              <table:table-cell office:value-type="float" office:value="0.000859">
                <text:p>0.000859</text:p>
              </table:table-cell>
              <table:table-cell office:value-type="float" office:value="0.001951">
                <text:p>0.001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5">
                <text:p>0.000045</text:p>
              </table:table-cell>
              <table:table-cell office:value-type="float" office:value="0.031373">
                <text:p>0.031373</text:p>
              </table:table-cell>
              <table:table-cell office:value-type="float" office:value="0.006576">
                <text:p>0.00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2682">
                <text:p>0.002682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5">
                <text:p>0.000045</text:p>
              </table:table-cell>
              <table:table-cell office:value-type="float" office:value="0.005583">
                <text:p>0.005583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378">
                <text:p>0.000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title svg:x="7.086cm" svg:y="0.316cm" chart:style-name="ch2">
          <text:p>Runtime</text:p>
        </chart:title>
        <chart:legend chart:legend-position="end" svg:x="11.83cm" svg:y="3.705cm" style:legend-expansion="high" chart:style-name="ch3"/>
        <chart:plot-area chart:style-name="ch4" table:cell-range-address="'Rastrig D2'.B2:'Rastrig D2'.B2 'Rastrig D2'.G2:'Rastrig D2'.G19 'Rastrig D2'.B8:'Rastrig D2'.B8 'Rastrig D2'.B14:'Rastrig D2'.B14" chart:data-source-has-labels="row" svg:x="1.33cm" svg:y="1.275cm" svg:width="10.181cm" svg:height="6.569cm">
          <chartooo:coordinate-region svg:x="2.428cm" svg:y="1.474cm" svg:width="8.989cm" svg:height="5.723cm"/>
          <chart:axis chart:dimension="x" chart:name="primary-x" chart:style-name="ch5">
            <chart:title svg:x="5.715cm" svg:y="8.024cm" chart:style-name="ch6">
              <text:p>Scenario</text:p>
            </chart:title>
          </chart:axis>
          <chart:axis chart:dimension="y" chart:name="primary-y" chart:style-name="ch7">
            <chart:title svg:x="0.451cm" svg:y="4.696cm" chart:style-name="ch8">
              <text:p>s</text:p>
            </chart:title>
            <chart:grid chart:style-name="ch9" chart:class="major"/>
          </chart:axis>
          <chart:series chart:style-name="ch10" chart:values-cell-range-address="'Rastrig D2'.G2:'Rastrig D2'.G7" chart:label-cell-address="'Rastrig D2'.B2:'Rastrig D2'.B2" chart:class="chart:scatter">
            <chart:data-point chart:repeated="6"/>
          </chart:series>
          <chart:series chart:style-name="ch11" chart:values-cell-range-address="'Rastrig D2'.G8:'Rastrig D2'.G13" chart:label-cell-address="'Rastrig D2'.B8:'Rastrig D2'.B8" chart:class="chart:scatter">
            <chart:data-point chart:repeated="6"/>
          </chart:series>
          <chart:series chart:style-name="ch12" chart:values-cell-range-address="'Rastrig D2'.G14:'Rastrig D2'.G19" chart:label-cell-address="'Rastrig D2'.B14:'Rastrig D2'.B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'.B2:'Rastrig D2'.B2</svg:desc>
                </draw:g>
              </table:table-cell>
              <table:table-cell office:value-type="string">
                <text:p>CUDA pos vel</text:p>
                <draw:g>
                  <svg:desc>'Rastrig D2'.B8:'Rastrig D2'.B8</svg:desc>
                </draw:g>
              </table:table-cell>
              <table:table-cell office:value-type="string">
                <text:p>CUDA small block</text:p>
                <draw:g>
                  <svg:desc>'Rastrig D2'.B14:'Rastrig D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22">
                <text:p>0.001022</text:p>
                <draw:g>
                  <svg:desc>'Rastrig D2'.G2:'Rastrig D2'.G7</svg:desc>
                </draw:g>
              </table:table-cell>
              <table:table-cell office:value-type="float" office:value="0.149991">
                <text:p>0.149991</text:p>
                <draw:g>
                  <svg:desc>'Rastrig D2'.G8:'Rastrig D2'.G13</svg:desc>
                </draw:g>
              </table:table-cell>
              <table:table-cell office:value-type="float" office:value="0.04639">
                <text:p>0.04639</text:p>
                <draw:g>
                  <svg:desc>'Rastrig D2'.G14:'Rastrig D2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861">
                <text:p>0.009861</text:p>
              </table:table-cell>
              <table:table-cell office:value-type="float" office:value="0.43846">
                <text:p>0.43846</text:p>
              </table:table-cell>
              <table:table-cell office:value-type="float" office:value="0.445431">
                <text:p>0.445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82">
                <text:p>0.009782</text:p>
              </table:table-cell>
              <table:table-cell office:value-type="float" office:value="0.055204">
                <text:p>0.055204</text:p>
              </table:table-cell>
              <table:table-cell office:value-type="float" office:value="0.053097">
                <text:p>0.05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1304">
                <text:p>0.091304</text:p>
              </table:table-cell>
              <table:table-cell office:value-type="float" office:value="0.5225">
                <text:p>0.5225</text:p>
              </table:table-cell>
              <table:table-cell office:value-type="float" office:value="0.517713">
                <text:p>0.517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033">
                <text:p>0.099033</text:p>
              </table:table-cell>
              <table:table-cell office:value-type="float" office:value="0.221338">
                <text:p>0.221338</text:p>
              </table:table-cell>
              <table:table-cell office:value-type="float" office:value="0.222936">
                <text:p>0.222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4373">
                <text:p>0.944373</text:p>
              </table:table-cell>
              <table:table-cell office:value-type="float" office:value="2.190092">
                <text:p>2.190092</text:p>
              </table:table-cell>
              <table:table-cell office:value-type="float" office:value="2.150699">
                <text:p>2.150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7.093cm" svg:y="0.316cm" chart:style-name="ch2">
          <text:p>Runtime</text:p>
        </chart:title>
        <chart:legend chart:legend-position="end" svg:x="11.843cm" svg:y="3.705cm" style:legend-expansion="high" chart:style-name="ch3"/>
        <chart:plot-area chart:style-name="ch4" table:cell-range-address="'Rastrig D20'.B2:'Rastrig D20'.B2 'Rastrig D20'.G2:'Rastrig D20'.G19 'Rastrig D20'.B8:'Rastrig D20'.B8 'Rastrig D20'.B14:'Rastrig D20'.B14" chart:data-source-has-labels="row" svg:x="1.33cm" svg:y="1.275cm" svg:width="10.194cm" svg:height="6.569cm">
          <chartooo:coordinate-region svg:x="2.428cm" svg:y="1.474cm" svg:width="9.002cm" svg:height="5.723cm"/>
          <chart:axis chart:dimension="x" chart:name="primary-x" chart:style-name="ch5">
            <chart:title svg:x="5.722cm" svg:y="8.024cm" chart:style-name="ch6">
              <text:p>Scenario</text:p>
            </chart:title>
          </chart:axis>
          <chart:axis chart:dimension="y" chart:name="primary-y" chart:style-name="ch7">
            <chart:title svg:x="0.451cm" svg:y="4.696cm" chart:style-name="ch8">
              <text:p>s</text:p>
            </chart:title>
            <chart:grid chart:style-name="ch9" chart:class="major"/>
          </chart:axis>
          <chart:series chart:style-name="ch10" chart:values-cell-range-address="'Rastrig D20'.G2:'Rastrig D20'.G7" chart:label-cell-address="'Rastrig D20'.B2:'Rastrig D20'.B2" chart:class="chart:scatter">
            <chart:data-point chart:repeated="6"/>
          </chart:series>
          <chart:series chart:style-name="ch11" chart:values-cell-range-address="'Rastrig D20'.G8:'Rastrig D20'.G13" chart:label-cell-address="'Rastrig D20'.B8:'Rastrig D20'.B8" chart:class="chart:scatter">
            <chart:data-point chart:repeated="6"/>
          </chart:series>
          <chart:series chart:style-name="ch12" chart:values-cell-range-address="'Rastrig D20'.G14:'Rastrig D20'.G19" chart:label-cell-address="'Rastrig D20'.B14:'Rastrig D20'.B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0'.B2:'Rastrig D20'.B2</svg:desc>
                </draw:g>
              </table:table-cell>
              <table:table-cell office:value-type="string">
                <text:p>CUDA pos vel</text:p>
                <draw:g>
                  <svg:desc>'Rastrig D20'.B8:'Rastrig D20'.B8</svg:desc>
                </draw:g>
              </table:table-cell>
              <table:table-cell office:value-type="string">
                <text:p>CUDA small block</text:p>
                <draw:g>
                  <svg:desc>'Rastrig D20'.B14:'Rastrig D20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714">
                <text:p>0.003714</text:p>
                <draw:g>
                  <svg:desc>'Rastrig D20'.G2:'Rastrig D20'.G7</svg:desc>
                </draw:g>
              </table:table-cell>
              <table:table-cell office:value-type="float" office:value="0.604739">
                <text:p>0.604739</text:p>
                <draw:g>
                  <svg:desc>'Rastrig D20'.G8:'Rastrig D20'.G13</svg:desc>
                </draw:g>
              </table:table-cell>
              <table:table-cell office:value-type="float" office:value="0.046218">
                <text:p>0.046218</text:p>
                <draw:g>
                  <svg:desc>'Rastrig D20'.G14:'Rastrig D20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635">
                <text:p>0.035635</text:p>
              </table:table-cell>
              <table:table-cell office:value-type="float" office:value="0.432874">
                <text:p>0.432874</text:p>
              </table:table-cell>
              <table:table-cell office:value-type="float" office:value="0.437087">
                <text:p>0.437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898">
                <text:p>0.039898</text:p>
              </table:table-cell>
              <table:table-cell office:value-type="float" office:value="0.062507">
                <text:p>0.062507</text:p>
              </table:table-cell>
              <table:table-cell office:value-type="float" office:value="0.062323">
                <text:p>0.062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119">
                <text:p>0.375119</text:p>
              </table:table-cell>
              <table:table-cell office:value-type="float" office:value="0.599629">
                <text:p>0.599629</text:p>
              </table:table-cell>
              <table:table-cell office:value-type="float" office:value="0.592034">
                <text:p>0.592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6717">
                <text:p>0.406717</text:p>
              </table:table-cell>
              <table:table-cell office:value-type="float" office:value="0.359631">
                <text:p>0.359631</text:p>
              </table:table-cell>
              <table:table-cell office:value-type="float" office:value="0.359482">
                <text:p>0.359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87319">
                <text:p>3.687319</text:p>
              </table:table-cell>
              <table:table-cell office:value-type="float" office:value="3.566537">
                <text:p>3.566537</text:p>
              </table:table-cell>
              <table:table-cell office:value-type="float" office:value="3.65946">
                <text:p>3.659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1" number:language="en" number:country="US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5.16cm" svg:y="0.316cm" chart:style-name="ch2">
          <text:p>Distance from true optimum</text:p>
        </chart:title>
        <chart:legend chart:legend-position="end" svg:x="11.842cm" svg:y="3.705cm" style:legend-expansion="high" chart:style-name="ch3"/>
        <chart:plot-area chart:style-name="ch4" table:cell-range-address="'Rastrig D20'.B2:'Rastrig D20'.B2 'Rastrig D20'.E2:'Rastrig D20'.E19 'Rastrig D20'.B8:'Rastrig D20'.B8 'Rastrig D20'.B14:'Rastrig D20'.B14" chart:data-source-has-labels="row" svg:x="0.319cm" svg:y="1.275cm" svg:width="11.204cm" svg:height="6.569cm">
          <chartooo:coordinate-region svg:x="2.158cm" svg:y="1.475cm" svg:width="9.271cm" svg:height="5.722cm"/>
          <chart:axis chart:dimension="x" chart:name="primary-x" chart:style-name="ch5">
            <chart:title svg:x="5.216cm" svg:y="8.024cm" chart:style-name="ch6">
              <text:p>Scenario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astrig D20'.E2:'Rastrig D20'.E7" chart:label-cell-address="'Rastrig D20'.B2:'Rastrig D20'.B2" chart:class="chart:scatter">
            <chart:data-point chart:repeated="6"/>
          </chart:series>
          <chart:series chart:style-name="ch10" chart:values-cell-range-address="'Rastrig D20'.E8:'Rastrig D20'.E13" chart:label-cell-address="'Rastrig D20'.B8:'Rastrig D20'.B8" chart:class="chart:scatter">
            <chart:data-point chart:repeated="6"/>
          </chart:series>
          <chart:series chart:style-name="ch11" chart:values-cell-range-address="'Rastrig D20'.E14:'Rastrig D20'.E19" chart:label-cell-address="'Rastrig D20'.B14:'Rastrig D20'.B1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0'.B2:'Rastrig D20'.B2</svg:desc>
                </draw:g>
              </table:table-cell>
              <table:table-cell office:value-type="string">
                <text:p>CUDA pos vel</text:p>
                <draw:g>
                  <svg:desc>'Rastrig D20'.B8:'Rastrig D20'.B8</svg:desc>
                </draw:g>
              </table:table-cell>
              <table:table-cell office:value-type="string">
                <text:p>CUDA small block</text:p>
                <draw:g>
                  <svg:desc>'Rastrig D20'.B14:'Rastrig D20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541">
                <text:p>5.95541</text:p>
                <draw:g>
                  <svg:desc>'Rastrig D20'.E2:'Rastrig D20'.E7</svg:desc>
                </draw:g>
              </table:table-cell>
              <table:table-cell office:value-type="float" office:value="3.832047">
                <text:p>3.832047</text:p>
                <draw:g>
                  <svg:desc>'Rastrig D20'.E8:'Rastrig D20'.E13</svg:desc>
                </draw:g>
              </table:table-cell>
              <table:table-cell office:value-type="float" office:value="0.770737">
                <text:p>0.770737</text:p>
                <draw:g>
                  <svg:desc>'Rastrig D20'.E14:'Rastrig D20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64992">
                <text:p>5.964992</text:p>
              </table:table-cell>
              <table:table-cell office:value-type="float" office:value="0.580406">
                <text:p>0.580406</text:p>
              </table:table-cell>
              <table:table-cell office:value-type="float" office:value="0.415876">
                <text:p>0.415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8978">
                <text:p>4.098978</text:p>
              </table:table-cell>
              <table:table-cell office:value-type="float" office:value="4.09281">
                <text:p>4.09281</text:p>
              </table:table-cell>
              <table:table-cell office:value-type="float" office:value="4.141611">
                <text:p>4.141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59528">
                <text:p>4.559528</text:p>
              </table:table-cell>
              <table:table-cell office:value-type="float" office:value="3.095014">
                <text:p>3.095014</text:p>
              </table:table-cell>
              <table:table-cell office:value-type="float" office:value="0.54166">
                <text:p>0.54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6535">
                <text:p>3.446535</text:p>
              </table:table-cell>
              <table:table-cell office:value-type="float" office:value="0.235347">
                <text:p>0.235347</text:p>
              </table:table-cell>
              <table:table-cell office:value-type="float" office:value="0.155038">
                <text:p>0.155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22846">
                <text:p>3.722846</text:p>
              </table:table-cell>
              <table:table-cell office:value-type="float" office:value="0.072356">
                <text:p>0.072356</text:p>
              </table:table-cell>
              <table:table-cell office:value-type="float" office:value="0.113394">
                <text:p>0.1133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